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Times New Roman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Times New Roman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T1" style:family="text">
      <style:text-properties style:use-window-font-color="true" style:font-name="Times New Roman" fo:font-size="12pt" fo:language="fr" fo:country="BE" style:font-name-asian="DejaVu Sans1" style:language-asian="zxx" style:country-asian="none" style:font-name-complex="Times New Roman" style:font-size-complex="6.80000019073486pt"/>
    </style:style>
    <style:style style:name="T2" style:family="text">
      <style:text-properties style:use-window-font-color="true" style:font-name="Times New Roman" fo:font-size="12pt" fo:language="fr" fo:country="BE" fo:font-weight="bold" style:font-name-asian="DejaVu Sans1" style:language-asian="zxx" style:country-asian="none" style:font-name-complex="Times New Roman" style:font-size-complex="6.80000019073486pt" style:font-weight-complex="bold"/>
    </style:style>
    <style:style style:name="T3" style:family="text">
      <style:text-properties style:font-name="Times New Roman" fo:font-size="12pt" fo:country="BE" style:country-asian="none" style:font-name-asian="DejaVu Sans" style:font-name-complex="Times New Roman" style:font-size-complex="6.80000019073486pt"/>
    </style:style>
    <style:style style:name="T4" style:family="text">
      <style:text-properties style:font-name="Times New Roman" fo:font-size="12pt" fo:font-weight="bold" fo:country="BE" style:country-asian="none" style:font-name-asian="DejaVu Sans" style:font-name-complex="Times New Roman" style:font-size-complex="6.80000019073486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>
            <text:p><text:span text:style-name="T1"><text:a xlink:href="relatorio://for%20each=%22items%20in%20lst%22">for each="items in lst"</text:a></text:span></text:p>
          </table:table-cell>
        </table:table-row>
        <table:table-row table:style-name="ro2">
          <table:table-cell/>
        </table:table-row>
        <table:table-row table:style-name="ro2">
          <table:table-cell table:style-name="ce2" office:value-type="string">
            <text:p>Notes:</text:p>
          </table:table-cell>
        </table:table-row>
        <table:table-row table:style-name="ro2">
          <table:table-cell table:style-name="ce3" office:value-type="string">
            <text:p>* This whole sheet (content) will be discarded from the output</text:p>
          </table:table-cell>
        </table:table-row>
        <table:table-row table:style-name="ro2">
          <table:table-cell office:value-type="string">
            <text:p>* So far, the sheet names cannot be set dynamically and will be named automatically (TableXX) by OpenOffice</text:p>
          </table:table-cell>
        </table:table-row>
      </table:table>
      <table:table table:name="Table" table:style-name="ta1" table:print="false">
        <office:forms form:automatic-focus="false" form:apply-design-mode="false"/>
        <table:table-column table:style-name="co1" table:default-cell-style-name="ce10"/>
        <table:table-column table:style-name="co1" table:number-columns-repeated="8" table:default-cell-style-name="Default"/>
        <table:table-row table:style-name="ro3">
          <table:table-cell table:style-name="ce9" office:value-type="string" calcext:value-type="string">
            <text:p>Resu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relatorio://choose" xlink:type="simple">choose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relatorio://when%20test=%22items%22" xlink:type="simple">when test="items"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relatorio://for%20each=%22item%20in%20items%22" xlink:type="simple">for each="item in items"</text:a>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<text:a xlink:href="relatorio://item" xlink:type="simple">it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relatorio:///for" xlink:type="simple">/for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relatorio:///when" xlink:type="simple">/when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relatorio://otherwise" xlink:type="simple">otherwise</text:a>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o resu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relatorio:///otherwise" xlink:type="simple">/otherwise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relatorio:///choose" xlink:type="simple">/choose</text:a>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4"/>
          <table:table-cell table:style-name="ce11"/>
          <table:table-cell table:number-columns-repeated="2"/>
          <table:table-cell table:style-name="ce11"/>
        </table:table-row>
        <table:table-row table:style-name="ro1">
          <table:table-cell table:style-name="Default"/>
          <table:table-cell table:number-columns-repeated="4"/>
          <table:table-cell table:style-name="ce11"/>
          <table:table-cell table:number-columns-repeated="2"/>
          <table:table-cell table:style-name="ce11"/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ce7"/>
        <table:table-row table:style-name="ro1">
          <table:table-cell office:value-type="string">
            <text:p><text:span text:style-name="T2"><text:a xlink:href="relatorio:///for">/for</text:a>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fr" fo:country="B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14:47:11.461293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OpenBSD_X86_64 LibreOffice_project/40m0$Build-3</meta:generator>
    <meta:initial-creator>Gaëtan</meta:initial-creator>
    <meta:creation-date>2009-02-02T10:43:44</meta:creation-date>
    <dc:date>2016-01-27T14:47:54.433181233</dc:date>
    <meta:editing-cycles>11</meta:editing-cycles>
    <meta:editing-duration>PT1H50S</meta:editing-duration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